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order-left="none" fo:border-right="none" fo:border-top="none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100" style:family="table-cell" style:parent-style-name="Default">
      <style:text-properties style:use-window-font-color="true"/>
    </style:style>
    <style:style style:name="ce10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ext-properties fo:color="#b85c00"/>
    </style:style>
    <style:style style:name="ce150" style:family="table-cell" style:parent-style-name="Default">
      <style:text-properties fo:color="#355269"/>
    </style:style>
    <style:style style:name="ce151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2" style:family="table-cell" style:parent-style-name="Default">
      <style:map style:condition="cell-content()=0" style:apply-style-name="Bad" style:base-cell-address="Commands.D4"/>
    </style:style>
    <style:style style:name="ce15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5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58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1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2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63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6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7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8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0" style:family="table-cell" style:parent-style-name="Default">
      <style:table-cell-properties fo:border-bottom="0.74pt solid #000000" fo:border-left="0.74pt solid #000000" fo:border-right="none" fo:border-top="none"/>
    </style:style>
    <style:style style:name="ce17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81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>
      <style:table-cell-properties fo:border="none"/>
      <style:text-properties style:font-name="DejaVu Sans Mono"/>
    </style:style>
    <style:style style:name="ce184" style:family="table-cell" style:parent-style-name="Default">
      <style:text-properties style:font-name="DejaVu Sans Mono"/>
    </style:style>
    <style:style style:name="ce185" style:family="table-cell" style:parent-style-name="Default">
      <style:text-properties style:use-window-font-color="true" style:font-name="DejaVu Sans Mono"/>
    </style:style>
    <style:style style:name="ce183" style:family="table-cell" style:parent-style-name="Default">
      <style:table-cell-properties fo:border="none"/>
      <style:text-properties style:font-name="DejaVu Sans Mono"/>
    </style:style>
    <style:style style:name="ce187" style:family="table-cell" style:parent-style-name="Default">
      <style:table-cell-properties fo:border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0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1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9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5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9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97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9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1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99"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6" style:family="table-cell" style:parent-style-name="Default">
      <style:text-properties fo:color="#ff4000"/>
    </style:style>
    <style:style style:name="ce60" style:family="table-cell" style:parent-style-name="Default">
      <style:map style:condition="cell-content()=0" style:apply-style-name="Bad" style:base-cell-address="'Rough - DCS FA18C'.B2"/>
    </style:style>
    <style:style style:name="ce208" style:family="table-cell" style:parent-style-name="Default">
      <style:text-properties fo:color="#8d281e"/>
    </style:style>
    <style:style style:name="ce209" style:family="table-cell" style:parent-style-name="Default">
      <style:table-cell-properties fo:background-color="transparent"/>
      <style:text-properties fo:color="#8d281e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13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14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6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23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4" style:family="table-cell" style:parent-style-name="Default">
      <style:text-properties style:font-name="DejaVu Sans Mono1" fo:font-size="9pt" style:font-size-asian="9pt" style:font-size-complex="9pt"/>
    </style:style>
    <style:style style:name="ce7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4" style:family="table-cell" style:parent-style-name="Default" style:data-style-name="N99">
      <style:map style:condition="cell-content()=1" style:apply-style-name="Bad" style:base-cell-address="'Rough - DCS FA18C'.N2"/>
    </style:style>
    <style:style style:name="ce75" style:family="table-cell" style:parent-style-name="Default">
      <style:map style:condition="cell-content()=0" style:apply-style-name="Bad" style:base-cell-address="'Rough - Elite Dangerous'.B2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79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0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2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map style:condition="cell-content()=0" style:apply-style-name="Bad" style:base-cell-address="'Scratch - Commands'.D3"/>
    </style:style>
    <style:style style:name="ce9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4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d281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 style:font-weight-asian="bold" style:font-weight-complex="bold"/>
    </style:style>
    <style:style style:name="T13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ce183"/>
        <table:table-column table:style-name="co7" table:default-cell-style-name="ce183"/>
        <table:table-column table:style-name="co7" table:default-cell-style-name="ce188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6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38"/>
          <table:covered-table-cell table:style-name="ce4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48" office:value-type="string" calcext:value-type="string" table:number-columns-spanned="7" table:number-rows-spanned="1">
            <text:p>Discrepancy</text:p>
          </table:table-cell>
          <table:covered-table-cell table:style-name="ce48"/>
          <table:covered-table-cell table:style-name="ce1"/>
          <table:covered-table-cell table:style-name="ce202"/>
          <table:covered-table-cell table:number-columns-repeated="3" table:style-name="ce205"/>
          <table:table-cell table:style-name="ce6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Signaling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 table:style-name="ce97" office:value-type="string" calcext:value-type="string">
            <text:p>Direction</text:p>
          </table:table-cell>
          <table:table-cell table:style-name="ce126" office:value-type="string" calcext:value-type="string">
            <text:p>Pitch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_AXIS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97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0" table:formula="of:=AND(ISBLANK([.$E4]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97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0" table:formula="of:=AND(ISBLANK([.$E5]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oll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_AXIS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97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0" table:formula="of:=AND(ISBLANK([.$E7]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text:p>ST-Y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97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0" table:formula="of:=AND(ISBLANK([.$E8]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Yaw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Z_AXIS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97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0" table:formula="of:=AND(ISBLANK([.$E10]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6" office:value-type="string" calcext:value-type="string">
            <text:p>ST-Z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97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0" table:formula="of:=AND(ISBLANK([.$E11]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hrust</text:p>
          </table:table-cell>
          <table:table-cell table:style-name="ce126" office:value-type="string" calcext:value-type="string">
            <text:p>Forward/Backward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97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0" table:formula="of:=AND(ISBLANK([.$E13]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97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0" table:formula="of:=AND(ISBLANK([.$E14]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Afterburner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oos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a</text:p>
          </table:table-cell>
          <table:table-cell table:style-name="ce171" office:value-type="string" calcext:value-type="string">
            <text:p>T16KJG_<text:span text:style-name="T4">TH-6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97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0" table:formula="of:=AND(ISBLANK([.$E16]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97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0" table:formula="of:=AND(ISBLANK([.$E17]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26" office:value-type="string" calcext:value-type="string">
            <text:p>Left/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ROT_AXIS</text:p>
          </table:table-cell>
          <table:table-cell table:style-name="ce172" office:value-type="string" calcext:value-type="string">
            <text:p>TH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97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0" table:formula="of:=AND(ISBLANK([.$E19]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Up/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ROT_AXIS</text:p>
          </table:table-cell>
          <table:table-cell table:style-name="ce172" office:value-type="string" calcext:value-type="string">
            <text:p>TH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97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0" table:formula="of:=AND(ISBLANK([.$E21]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rim</text:p>
          </table:table-cell>
          <table:table-cell table:style-name="ce126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REAK – Cycle, 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97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0" table:formula="of:=AND(ISBLANK([.$E23]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SH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;</text:p>
          </table:table-cell>
          <table:table-cell table:style-name="ce171" office:value-type="string" calcext:value-type="string">
            <text:p>Primary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97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0" table:formula="of:=AND(ISBLANK([.$E24]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97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0" table:formula="of:=AND(ISBLANK([.$E26]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LL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.</text:p>
          </table:table-cell>
          <table:table-cell table:style-name="ce171" office:value-type="string" calcext:value-type="string">
            <text:p>Primary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97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0" table:formula="of:=AND(ISBLANK([.$E27]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Lef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97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0" table:formula="of:=AND(ISBLANK([.$E29]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Lef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,</text:p>
          </table:table-cell>
          <table:table-cell table:style-name="ce171" office:value-type="string" calcext:value-type="string">
            <text:p>Primary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97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0" table:formula="of:=AND(ISBLANK([.$E30]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97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0" table:formula="of:=AND(ISBLANK([.$E32]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Righ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/</text:p>
          </table:table-cell>
          <table:table-cell table:style-name="ce171" office:value-type="string" calcext:value-type="string">
            <text:p>Primary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97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0" table:formula="of:=AND(ISBLANK([.$E33]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Weapons</text:p>
          </table:table-cell>
          <table:table-cell table:style-name="ce126" office:value-type="string" calcext:value-type="string">
            <text:p>Prim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</text:p>
          </table:table-cell>
          <table:table-cell table:style-name="ce171" office:value-type="string" calcext:value-type="string">
            <text:p>ST-1 [O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97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0" table:formula="of:=AND(ISBLANK([.$E35]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Primary Fire Cycl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 , DXHATDOWN</text:p>
          </table:table-cell>
          <table:table-cell table:style-name="ce171" office:value-type="string" calcext:value-type="string">
            <text:p>ST-1 [I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97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0" table:formula="of:=AND(ISBLANK([.$E36]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PC</text:p>
          </table:table-cell>
          <table:table-cell table:style-name="ce171" office:value-type="string" calcext:value-type="string">
            <text:p>ST-1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97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0" table:formula="of:=AND(ISBLANK([.$E37]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2</text:p>
          </table:table-cell>
          <table:table-cell table:style-name="ce171" office:value-type="string" calcext:value-type="string">
            <text:p>ST-2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97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0" table:formula="of:=AND(ISBLANK([.$E39]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0" table:number-columns-repeated="2"/>
          <table:table-cell table:style-name="ce150" office:value-type="string" calcext:value-type="string">
            <text:p>DCS – FA18C</text:p>
          </table:table-cell>
          <table:table-cell table:style-name="ce158" office:value-type="string" calcext:value-type="string">
            <text:p>R_ALT SPC</text:p>
          </table:table-cell>
          <table:table-cell table:style-name="ce175" office:value-type="string" calcext:value-type="string">
            <text:p>ST-2 [O_M]</text:p>
          </table:table-cell>
          <table:table-cell table:style-name="ce185"/>
          <table:table-cell table:style-name="ce187"/>
          <table:table-cell table:style-name="ce191"/>
          <table:table-cell table:style-name="ce100" office:value-type="string" calcext:value-type="string">
            <text:p>+</text:p>
          </table:table-cell>
          <table:table-cell table:style-name="ce100" table:number-columns-repeated="2"/>
          <table:table-cell table:style-name="ce192"/>
          <table:table-cell table:style-name="ce19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99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1" table:formula="of:=AND(ISBLANK([.$E40]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0" table:number-columns-repeated="45"/>
        </table:table-row>
        <table:table-row table:style-name="ro2">
          <table:table-cell table:style-name="ce97" office:value-type="string" calcext:value-type="string">
            <text:p>Countermeasures</text:p>
          </table:table-cell>
          <table:table-cell table:style-name="ce126" office:value-type="string" calcext:value-type="string">
            <text:p>Fla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Shield] 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 , LSHIFT e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97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0" table:formula="of:=AND(ISBLANK([.$E42]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SHIFT e</text:p>
          </table:table-cell>
          <table:table-cell table:style-name="ce171" office:value-type="string" calcext:value-type="string">
            <text:p>ST-3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97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0" table:formula="of:=AND(ISBLANK([.$E43]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hield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3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97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0" table:formula="of:=AND(ISBLANK([.$E44]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d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97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0" table:formula="of:=AND(ISBLANK([.$E45]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97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0" table:formula="of:=AND(ISBLANK([.$E46]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97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0" table:formula="of:=AND(ISBLANK([.$E47]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T-3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97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0" table:formula="of:=AND(ISBLANK([.$E48]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Chaff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<text:span text:style-name="T3">DX4 , </text:span>L_ALT j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97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0" table:formula="of:=AND(ISBLANK([.$E50]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4</text:p>
          </table:table-cell>
          <table:table-cell table:style-name="ce171" office:value-type="string" calcext:value-type="string">
            <text:p>ST-4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97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0" table:formula="of:=AND(ISBLANK([.$E51]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Menu Nest] Depart (HighWake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j</text:p>
          </table:table-cell>
          <table:table-cell table:style-name="ce171" office:value-type="string" calcext:value-type="string">
            <text:p>ST-4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97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0" table:formula="of:=AND(ISBLANK([.$E52]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j</text:p>
          </table:table-cell>
          <table:table-cell table:style-name="ce171" office:value-type="string" calcext:value-type="string">
            <text:p>ST-4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97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0" table:formula="of:=AND(ISBLANK([.$E53]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97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0" table:formula="of:=AND(ISBLANK([.$E54]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T-4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97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0" table:formula="of:=AND(ISBLANK([.$E55]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Cycle</text:p>
          </table:table-cell>
          <table:table-cell table:style-name="ce126" office:value-type="string" calcext:value-type="string">
            <text:p>prim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97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0" table:formula="of:=AND(ISBLANK([.$E57]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Gu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x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97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0" table:formula="of:=AND(ISBLANK([.$E58]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prim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D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97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0" table:formula="of:=AND(ISBLANK([.$E60]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arrow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w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97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0" table:formula="of:=AND(ISBLANK([.$E61]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97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0" table:formula="of:=AND(ISBLANK([.$E63]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idewin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97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0" table:formula="of:=AND(ISBLANK([.$E64]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97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0" table:formula="of:=AND(ISBLANK([.$E66]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MRAAM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d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97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0" table:formula="of:=AND(ISBLANK([.$E67]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AutoTargets</text:p>
          </table:table-cell>
          <table:table-cell table:style-name="ce126"/>
          <table:table-cell table:number-columns-repeated="2"/>
          <table:table-cell table:style-name="ce177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+</text:p>
          </table:table-cell>
          <table:table-cell/>
          <table:table-cell table:style-name="ce162" office:value-type="string" calcext:value-type="string">
            <text:p>h</text:p>
          </table:table-cell>
          <table:table-cell table:style-name="ce177" office:value-type="string" calcext:value-type="string">
            <text:p><text:span text:style-name="T9">Throttle-Paddle O_M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[</text:p>
          </table:table-cell>
          <table:table-cell table:style-name="ce178" office:value-type="string" calcext:value-type="string">
            <text:p><text:span text:style-name="T11">Throttle-Paddle O_M </text:span><text:span text:style-name="T12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97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200" table:formula="of:=AND(ISBLANK([.$E70]);NOT(ISBLANK([.$I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=</text:p>
          </table:table-cell>
          <table:table-cell table:style-name="ce178" office:value-type="string" calcext:value-type="string">
            <text:p><text:span text:style-name="T11">Throttle-Paddle O_M </text:span><text:span text:style-name="T12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97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200" table:formula="of:=AND(ISBLANK([.$E71]);NOT(ISBLANK([.$I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-</text:p>
          </table:table-cell>
          <table:table-cell/>
          <table:table-cell table:style-name="ce162" office:value-type="string" calcext:value-type="string">
            <text:p>L_SHIFT h</text:p>
          </table:table-cell>
          <table:table-cell table:style-name="ce177" office:value-type="string" calcext:value-type="string">
            <text:p><text:span text:style-name="T9">Throttle-Paddle O_M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]</text:p>
          </table:table-cell>
          <table:table-cell table:style-name="ce178" office:value-type="string" calcext:value-type="string">
            <text:p>Throttle-Paddle O_M R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97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0" table:formula="of:=AND(ISBLANK([.$E73]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-</text:p>
          </table:table-cell>
          <table:table-cell table:style-name="ce178" office:value-type="string" calcext:value-type="string">
            <text:p><text:span text:style-name="T11">Throttle-Paddle O_M </text:span><text:span text:style-name="T12">R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97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200" table:formula="of:=AND(ISBLANK([.$E74]);NOT(ISBLANK([.$I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+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O_U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-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O_U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+</text:p>
          </table:table-cell>
          <table:table-cell/>
          <table:table-cell table:style-name="ce162" office:value-type="string" calcext:value-type="string">
            <text:p>t</text:p>
          </table:table-cell>
          <table:table-cell table:style-name="ce177" office:value-type="string" calcext:value-type="string">
            <text:p><text:span text:style-name="T9">Throttle-Paddle I_M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97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200" table:formula="of:=AND(ISBLANK([.$E78]);NOT(ISBLANK([.$I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-</text:p>
          </table:table-cell>
          <table:table-cell/>
          <table:table-cell table:style-name="ce162" office:value-type="string" calcext:value-type="string">
            <text:p>L_SHIFT t</text:p>
          </table:table-cell>
          <table:table-cell table:style-name="ce177" office:value-type="string" calcext:value-type="string">
            <text:p><text:span text:style-name="T9">Throttle-Paddle I_M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97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0" table:formula="of:=AND(ISBLANK([.$E80]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u</text:p>
          </table:table-cell>
          <table:table-cell table:style-name="ce177" office:value-type="string" calcext:value-type="string">
            <text:p><text:span text:style-name="T9">Throttle-Paddle I_D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L_SHIFT u</text:p>
          </table:table-cell>
          <table:table-cell table:style-name="ce177" office:value-type="string" calcext:value-type="string">
            <text:p><text:span text:style-name="T9">Throttle-Paddle I_D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 office:value-type="string" calcext:value-type="string">
            <text:p>Comm</text:p>
          </table:table-cell>
          <table:table-cell table:style-name="ce126" office:value-type="string" calcext:value-type="string">
            <text:p>Radio</text:p>
          </table:table-cell>
          <table:table-cell table:number-columns-repeated="2"/>
          <table:table-cell table:style-name="ce177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1 (Left/Top/VHF-A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97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200" table:formula="of:=AND(ISBLANK([.$E84]);NOT(ISBLANK([.$I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RARROW</text:p>
          </table:table-cell>
          <table:table-cell table:style-name="ce171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97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200" table:formula="of:=AND(ISBLANK([.$E85]);NOT(ISBLANK([.$I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1 (Left/Top/VHF-A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97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0" table:formula="of:=AND(ISBLANK([.$E86]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LARROW</text:p>
          </table:table-cell>
          <table:table-cell table:style-name="ce171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97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0" table:formula="of:=AND(ISBLANK([.$E87]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161" office:value-type="string" calcext:value-type="string">
            <text:p>DX21</text:p>
          </table:table-cell>
          <table:table-cell table:style-name="ce179" office:value-type="string" calcext:value-type="string">
            <text:p>Comm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97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0" table:formula="of:=AND(ISBLANK([.$E88]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Lef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ALT \</text:p>
          </table:table-cell>
          <table:table-cell table:style-name="ce171" office:value-type="string" calcext:value-type="string">
            <text:p>Comm R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97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0" table:formula="of:=AND(ISBLANK([.$E89]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2 (Right/Bottom/VHF-F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97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0" table:formula="of:=AND(ISBLANK([.$E90]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RARROW</text:p>
          </table:table-cell>
          <table:table-cell table:style-name="ce171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97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0" table:formula="of:=AND(ISBLANK([.$E91]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2 (Right/Bottom/VHF-F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97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0" table:formula="of:=AND(ISBLANK([.$E92]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LARROW</text:p>
          </table:table-cell>
          <table:table-cell table:style-name="ce171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97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0" table:formula="of:=AND(ISBLANK([.$E93]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161" office:value-type="string" calcext:value-type="string">
            <text:p>DX22</text:p>
          </table:table-cell>
          <table:table-cell table:style-name="ce179" office:value-type="string" calcext:value-type="string">
            <text:p>Comm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97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0" table:formula="of:=AND(ISBLANK([.$E94]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Righ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CTL \</text:p>
          </table:table-cell>
          <table:table-cell table:style-name="ce171" office:value-type="string" calcext:value-type="string">
            <text:p>Comm R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97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0" table:formula="of:=AND(ISBLANK([.$E95]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97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0" table:formula="of:=AND(ISBLANK([.$E96]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97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0" table:formula="of:=AND(ISBLANK([.$E97]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57" office:value-type="string" calcext:value-type="string">
            <text:p>DX23</text:p>
          </table:table-cell>
          <table:table-cell table:style-name="ce179" office:value-type="string" calcext:value-type="string">
            <text:p>Comm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97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0" table:formula="of:=AND(ISBLANK([.$E98]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Selected</text:span> PTT</text:p>
          </table:table-cell>
          <table:table-cell table:style-name="ce149"/>
          <table:table-cell table:style-name="ce157" office:value-type="string" calcext:value-type="string">
            <text:p>DX24</text:p>
          </table:table-cell>
          <table:table-cell table:style-name="ce179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97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0" table:formula="of:=AND(ISBLANK([.$E99]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 built-in voice</text:p>
          </table:table-cell>
          <table:table-cell table:style-name="ce149" office:value-type="string" calcext:value-type="string">
            <text:p>Elite Dangerous</text:p>
          </table:table-cell>
          <table:table-cell table:style-name="ce164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1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97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0" table:formula="of:=AND(ISBLANK([.$E100]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(Selected) Comm Menu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\</text:p>
          </table:table-cell>
          <table:table-cell table:style-name="ce171" office:value-type="string" calcext:value-type="string">
            <text:p>Comm L [O_M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97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0" table:formula="of:=AND(ISBLANK([.$E101]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Special/Magic/built-in-voice(sim)</text:p>
          </table:table-cell>
          <table:table-cell/>
          <table:table-cell table:style-name="ce157" office:value-type="string" calcext:value-type="string">
            <text:p>DX26</text:p>
          </table:table-cell>
          <table:table-cell table:style-name="ce179" office:value-type="string" calcext:value-type="string">
            <text:p>Comm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97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0" table:formula="of:=AND(ISBLANK([.$E102]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Ground/Intercom</text:p>
          </table:table-cell>
          <table:table-cell/>
          <table:table-cell table:style-name="ce157" office:value-type="string" calcext:value-type="string">
            <text:p>DX25</text:p>
          </table:table-cell>
          <table:table-cell table:style-name="ce179" office:value-type="string" calcext:value-type="string">
            <text:p>Comm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97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0" table:formula="of:=AND(ISBLANK([.$E103]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ux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49"/>
          <table:table-cell table:style-name="ce165" office:value-type="string" calcext:value-type="string">
            <text:p>DX32</text:p>
          </table:table-cell>
          <table:table-cell table:style-name="ce179" office:value-type="string" calcext:value-type="string">
            <text:p>T16KJG_<text:span text:style-name="T4">TH-2</text:span> [O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97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0" table:formula="of:=AND(ISBLANK([.$E105]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5">Whisper</text:span> PTT</text:p>
          </table:table-cell>
          <table:table-cell table:style-name="ce149"/>
          <table:table-cell table:style-name="ce165" office:value-type="string" calcext:value-type="string">
            <text:p>DX30, F22</text:p>
          </table:table-cell>
          <table:table-cell table:style-name="ce179" office:value-type="string" calcext:value-type="string">
            <text:p>T16KJG_<text:span text:style-name="T4">TH-2</text:span>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97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200" table:formula="of:=AND(ISBLANK([.$E106]);NOT(ISBLANK([.$I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66" office:value-type="string" calcext:value-type="string">
            <text:p>_</text:p>
          </table:table-cell>
          <table:table-cell table:style-name="ce179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97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0" table:formula="of:=AND(ISBLANK([.$E107]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49"/>
          <table:table-cell table:style-name="ce165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79" office:value-type="string" calcext:value-type="string">
            <text:p>T16KJG_<text:span text:style-name="T4">TH-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97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0" table:formula="of:=AND(ISBLANK([.$E108]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COVAS</text:span> PTT</text:p>
          </table:table-cell>
          <table:table-cell table:style-name="ce149"/>
          <table:table-cell table:style-name="ce167" office:value-type="string" calcext:value-type="string">
            <text:p>DX28</text:p>
          </table:table-cell>
          <table:table-cell table:style-name="ce179" office:value-type="string" calcext:value-type="string">
            <text:p>T16KJG_<text:span text:style-name="T4">TH-2</text:span> [I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97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0" table:formula="of:=AND(ISBLANK([.$E110]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97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200" table:formula="of:=AND(ISBLANK([.$E111]);NOT(ISBLANK([.$I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97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0" table:formula="of:=AND(ISBLANK([.$E112]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Quick Power</text:p>
          </table:table-cell>
          <table:table-cell table:style-name="ce126" office:value-type="string" calcext:value-type="string">
            <text:p>AirBrake ENGAG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L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Rese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DN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97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0" table:formula="of:=AND(ISBLANK([.$E114]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EXTEND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b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97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200" table:formula="of:=AND(ISBLANK([.$E115]);NOT(ISBLANK([.$I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irBrake CANCEL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Weapon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INS</text:p>
          </table:table-cell>
          <table:table-cell table:style-name="ce171" office:value-type="string" calcext:value-type="string">
            <text:p>Ship R [O_M]</text:p>
          </table:table-cell>
          <table:table-cell table:style-name="ce184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97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0" table:formula="of:=AND(ISBLANK([.$E117]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RETRAC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97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200" table:formula="of:=AND(ISBLANK([.$E118]);NOT(ISBLANK([.$I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Steering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Engine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UP</text:p>
          </table:table-cell>
          <table:table-cell table:style-name="ce171" office:value-type="string" calcext:value-type="string">
            <text:p>Ship U [O_M]</text:p>
          </table:table-cell>
          <table:table-cell table:style-name="ce184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97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0" table:formula="of:=AND(ISBLANK([.$E120]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ELF OVERLOAD</text:p>
            <text:p>[Undesignate] NoseWheelSte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97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200" table:formula="of:=AND(ISBLANK([.$E121]);NOT(ISBLANK([.$I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Brak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ystem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OME</text:p>
          </table:table-cell>
          <table:table-cell table:style-name="ce171" office:value-type="string" calcext:value-type="string">
            <text:p>Ship D [O_M]</text:p>
          </table:table-cell>
          <table:table-cell table:style-name="ce184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97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0" table:formula="of:=AND(ISBLANK([.$E123]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8">?DX17?</text:span></text:p>
          </table:table-cell>
          <table:table-cell table:style-name="ce171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97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200" table:formula="of:=AND(ISBLANK([.$E124]);NOT(ISBLANK([.$I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adiness</text:p>
          </table:table-cell>
          <table:table-cell table:number-columns-repeated="4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text:p>Lockouts,</text:p>
            <text:p>Accessories</text:p>
          </table:table-cell>
          <table:table-cell table:style-name="ce126" office:value-type="string" calcext:value-type="string">
            <text:p>Tool</text:p>
          </table:table-cell>
          <table:table-cell table:number-columns-repeated="2"/>
          <table:table-cell table:style-name="ce180" office:value-type="string" calcext:value-type="string">
            <text:p>Ship O_D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argo Scoo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97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200" table:formula="of:=AND(ISBLANK([.$E127]);NOT(ISBLANK([.$I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s</text:p>
          </table:table-cell>
          <table:table-cell table:style-name="ce171" office:value-type="string" calcext:value-type="string">
            <text:p>Ship L [O_D] (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97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200" table:formula="of:=AND(ISBLANK([.$E128]);NOT(ISBLANK([.$I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ights</text:p>
          </table:table-cell>
          <table:table-cell table:number-columns-repeated="2"/>
          <table:table-cell table:style-name="ce180" office:value-type="string" calcext:value-type="string">
            <text:p>Ship O_D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97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0" table:formula="of:=AND(ISBLANK([.$E130]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Exterior Lights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97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200" table:formula="of:=AND(ISBLANK([.$E131]);NOT(ISBLANK([.$I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Landing/Taxi Light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97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0" table:formula="of:=AND(ISBLANK([.$E132]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Master OFF</text:p>
          </table:table-cell>
          <table:table-cell table:number-columns-repeated="2"/>
          <table:table-cell table:style-name="ce180" office:value-type="string" calcext:value-type="string">
            <text:p>Ship O_D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r</text:p>
          </table:table-cell>
          <table:table-cell table:style-name="ce171" office:value-type="string" calcext:value-type="string">
            <text:p>Ship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97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0" table:formula="of:=AND(ISBLANK([.$E134]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ALT m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97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200" table:formula="of:=AND(ISBLANK([.$E135]);NOT(ISBLANK([.$I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aster On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CTL m</text:p>
          </table:table-cell>
          <table:table-cell table:style-name="ce171" office:value-type="string" calcext:value-type="string">
            <text:p>Ship D [O_D] (x-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97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0" table:formula="of:=AND(ISBLANK([.$E136]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EMCON</text:p>
          </table:table-cell>
          <table:table-cell table:number-columns-repeated="2"/>
          <table:table-cell table:style-name="ce180" office:value-type="string" calcext:value-type="string">
            <text:p>Ship O_D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h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97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0" table:formula="of:=AND(ISBLANK([.$E138]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macro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97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200" table:formula="of:=AND(ISBLANK([.$E139]);NOT(ISBLANK([.$I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Gear</text:p>
          </table:table-cell>
          <table:table-cell table:style-name="ce126" office:value-type="string" calcext:value-type="string">
            <text:p>Drag Chute</text:p>
          </table:table-cell>
          <table:table-cell table:number-columns-repeated="2"/>
          <table:table-cell table:style-name="ce180" office:value-type="string" calcext:value-type="string">
            <text:p>Ship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97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0" table:formula="of:=AND(ISBLANK([.$E141]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table:style-name="ce168"/>
          <table:table-cell table:style-name="ce180" office:value-type="string" calcext:value-type="string">
            <text:p>Ship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97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0" table:formula="of:=AND(ISBLANK([.$E143]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g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97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200" table:formula="of:=AND(ISBLANK([.$E144]);NOT(ISBLANK([.$I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Up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M </text:span><text:span text:style-name="T1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L_ALT f</text:p>
          </table:table-cell>
          <table:table-cell table:style-name="ce171" office:value-type="string" calcext:value-type="string">
            <text:p>Ship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97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0" table:formula="of:=AND(ISBLANK([.$E146]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Down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M </text:span><text:span text:style-name="T1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L_ALT f</text:p>
          </table:table-cell>
          <table:table-cell table:style-name="ce171" office:value-type="string" calcext:value-type="string">
            <text:p>Ship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97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0" table:formula="of:=AND(ISBLANK([.$E148]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Panels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Nav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2</text:p>
          </table:table-cell>
          <table:table-cell table:style-name="ce171" office:value-type="string" calcext:value-type="string">
            <text:p>Ship U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97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200" table:formula="of:=AND(ISBLANK([.$E151]);NOT(ISBLANK([.$I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nfig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3</text:p>
          </table:table-cell>
          <table:table-cell table:style-name="ce171" office:value-type="string" calcext:value-type="string">
            <text:p>Ship D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97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0" table:formula="of:=AND(ISBLANK([.$E153]);NOT(ISBLANK([.$I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enter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Panel Role</text:p>
          </table:table-cell>
          <table:table-cell table:style-name="ce149" office:value-type="string" calcext:value-type="string">
            <text:p>Elite Dangerous</text:p>
          </table:table-cell>
          <table:table-cell table:style-name="ce152"/>
          <table:table-cell table:style-name="ce171"/>
          <table:table-cell table:style-name="ce184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97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0" table:formula="of:=AND(ISBLANK([.$E155]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Options (ESC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SC</text:p>
          </table:table-cell>
          <table:table-cell table:style-name="ce171" office:value-type="string" calcext:value-type="string">
            <text:p>Ship L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97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200" table:formula="of:=AND(ISBLANK([.$E156]);NOT(ISBLANK([.$I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 Panel OR View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1</text:p>
          </table:table-cell>
          <table:table-cell table:style-name="ce171" office:value-type="string" calcext:value-type="string">
            <text:p>Ship R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97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0" table:formula="of:=AND(ISBLANK([.$E158]);NOT(ISBLANK([.$I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ference,</text:p>
            <text:p>Quick Nav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97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200" table:formula="of:=AND(ISBLANK([.$E161]);NOT(ISBLANK([.$I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hip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97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200" table:formula="of:=AND(ISBLANK([.$E162]);NOT(ISBLANK([.$I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97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0" table:formula="of:=AND(ISBLANK([.$E163]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hip L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97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0" table:formula="of:=AND(ISBLANK([.$E165]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Forward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1" office:value-type="string" calcext:value-type="string">
            <text:p>Ship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97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0" table:formula="of:=AND(ISBLANK([.$E167]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Bac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[</text:p>
          </table:table-cell>
          <table:table-cell table:style-name="ce171" office:value-type="string" calcext:value-type="string">
            <text:p>Ship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97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0" table:formula="of:=AND(ISBLANK([.$E169]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Targeting</text:p>
          </table:table-cell>
          <table:table-cell table:style-name="ce126" office:value-type="string" calcext:value-type="string">
            <text:p>Ahead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y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97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0" table:formula="of:=AND(ISBLANK([.$E171]);NOT(ISBLANK([.$I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hreat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97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0" table:formula="of:=AND(ISBLANK([.$E173]);NOT(ISBLANK([.$I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97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200" table:formula="of:=AND(ISBLANK([.$E175]);NOT(ISBLANK([.$I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97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0" table:formula="of:=AND(ISBLANK([.$E177]);NOT(ISBLANK([.$I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head (Subsystem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ttacker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age (Generic or Missile Seeker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c</text:p>
          </table:table-cell>
          <table:table-cell table:style-name="ce171" office:value-type="string" calcext:value-type="string">
            <text:p>Sensors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97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200" table:formula="of:=AND(ISBLANK([.$E184]);NOT(ISBLANK([.$I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Of Interest</text:p>
          </table:table-cell>
          <table:table-cell table:style-name="ce126" office:value-type="string" calcext:value-type="string">
            <text:p>Aft</text:p>
          </table:table-cell>
          <table:table-cell table:number-columns-repeated="2"/>
          <table:table-cell table:style-name="ce181" office:value-type="string" calcext:value-type="string">
            <text:p>Sensors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.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97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200" table:formula="of:=AND(ISBLANK([.$E186]);NOT(ISBLANK([.$I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DEPRESS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‘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97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200" table:formula="of:=AND(ISBLANK([.$E187]);NOT(ISBLANK([.$I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</text:p>
          </table:table-cell>
          <table:table-cell table:number-columns-repeated="2"/>
          <table:table-cell table:style-name="ce181" office:value-type="string" calcext:value-type="string">
            <text:p>Sensors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;</text:p>
          </table:table-cell>
          <table:table-cell table:style-name="ce171" office:value-type="string" calcext:value-type="string">
            <text:p>Sensors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97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200" table:formula="of:=AND(ISBLANK([.$E189]);NOT(ISBLANK([.$I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</text:p>
          </table:table-cell>
          <table:table-cell table:number-columns-repeated="2"/>
          <table:table-cell table:style-name="ce181" office:value-type="string" calcext:value-type="string">
            <text:p>Sensors I_M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,</text:p>
          </table:table-cell>
          <table:table-cell table:style-name="ce171" office:value-type="string" calcext:value-type="string">
            <text:p>Sensors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97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200" table:formula="of:=AND(ISBLANK([.$E191]);NOT(ISBLANK([.$I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</text:p>
          </table:table-cell>
          <table:table-cell table:number-columns-repeated="2"/>
          <table:table-cell table:style-name="ce181" office:value-type="string" calcext:value-type="string">
            <text:p>Sensors I_M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/</text:p>
          </table:table-cell>
          <table:table-cell table:style-name="ce171" office:value-type="string" calcext:value-type="string">
            <text:p>Sensors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97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0" table:formula="of:=AND(ISBLANK([.$E193]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Intelligence,</text:p>
            <text:p>Accessory</text:p>
          </table:table-cell>
          <table:table-cell table:style-name="ce148" office:value-type="string" calcext:value-type="string">
            <text:p>Variant Unique</text:p>
          </table:table-cell>
          <table:table-cell table:style-name="ce151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1" office:value-type="string" calcext:value-type="string">
            <text:p>Sensors U [I_D]</text:p>
          </table:table-cell>
          <table:table-cell table:style-name="ce184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97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0" table:formula="of:=AND(ISBLANK([.$E195]);NOT(ISBLANK([.$I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im – Cockpit View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1" office:value-type="string" calcext:value-type="string">
            <text:p>Sensors U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97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200" table:formula="of:=AND(ISBLANK([.$E196]);NOT(ISBLANK([.$I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1" office:value-type="string" calcext:value-type="string">
            <text:p>Sensors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97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0" table:formula="of:=AND(ISBLANK([.$E197]);NOT(ISBLANK([.$I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1" office:value-type="string" calcext:value-type="string">
            <text:p>Sensors D [I_D]</text:p>
          </table:table-cell>
          <table:table-cell table:style-name="ce184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97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200" table:formula="of:=AND(ISBLANK([.$E198]);NOT(ISBLANK([.$I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50" office:value-type="string" calcext:value-type="string">
            <text:p>DCS – FA18C</text:p>
          </table:table-cell>
          <table:table-cell table:style-name="ce140" office:value-type="string" calcext:value-type="string">
            <text:p>RESERVED</text:p>
          </table:table-cell>
          <table:table-cell table:style-name="ce171" office:value-type="string" calcext:value-type="string">
            <text:p>Sensors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97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0" table:formula="of:=AND(ISBLANK([.$E199]);NOT(ISBLANK([.$I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1" office:value-type="string" calcext:value-type="string">
            <text:p>Sensors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97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200" table:formula="of:=AND(ISBLANK([.$E200]);NOT(ISBLANK([.$I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Application Tab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71" office:value-type="string" calcext:value-type="string">
            <text:p>Sensors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97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0" table:formula="of:=AND(ISBLANK([.$E201]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1" office:value-type="string" calcext:value-type="string">
            <text:p>Sensors L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97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0" table:formula="of:=AND(ISBLANK([.$E202]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Application Tab Down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71" office:value-type="string" calcext:value-type="string">
            <text:p>a <text:s text:c="2"/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97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0" table:formula="of:=AND(ISBLANK([.$E203]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table:style-name="ce96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toggle goggles</text:p>
          </table:table-cell>
          <table:table-cell table:style-name="ce60" office:value-type="string" calcext:value-type="string">
            <text:p>R_SHIFT h</text:p>
          </table:table-cell>
          <table:table-cell table:style-name="ce213" office:value-type="string" calcext:value-type="string">
            <text:p>Primary U [O_D] (sp)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7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7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73" table:formula="of:=AND(ISBLANK([.$C2]);NOT(ISBLANK([.$I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3" office:value-type="string" calcext:value-type="string">
            <text:p>Primary R [O_D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3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0" office:value-type="string" calcext:value-type="string">
            <text:p>VR Zoom</text:p>
          </table:table-cell>
          <table:table-cell table:style-name="ce208" office:value-type="string" calcext:value-type="string">
            <text:p>R_ALT z</text:p>
          </table:table-cell>
          <table:table-cell table:style-name="ce213" office:value-type="string" calcext:value-type="string">
            <text:p>Primary U [O_D] (lp)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71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7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73" table:formula="of:=AND(ISBLANK([.$C6]);NOT(ISBLANK([.$I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13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0"/>
          <table:table-cell table:style-name="ce208"/>
          <table:table-cell table:number-columns-repeated="17"/>
        </table:table-row>
        <table:table-row table:style-name="ro4">
          <table:table-cell table:style-name="ce140" office:value-type="string" calcext:value-type="string">
            <text:p>HMD BRT/CW/Increase (aka. ‘cueing’)</text:p>
          </table:table-cell>
          <table:table-cell table:style-name="ce209" office:value-type="string" calcext:value-type="string">
            <text:p>R_ALT h</text:p>
          </table:table-cell>
          <table:table-cell table:style-name="ce213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Throttle Designator Controller – Depress</text:p>
          </table:table-cell>
          <table:table-cell table:style-name="ce208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4" office:value-type="string" calcext:value-type="string">
            <text:p><text:span text:style-name="T15">T16KJG_</text:span><text:span text:style-name="T16">TH-6</text:span><text:span text:style-name="T17"> [O_M]</text:span>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Throttle Designator Controller – X</text:p>
          </table:table-cell>
          <table:table-cell table:style-name="ce63" office:value-type="string" calcext:value-type="string">
            <text:p>T16KTR_<text:span text:style-name="T4">TH-X</text:span></text:p>
          </table:table-cell>
          <table:table-cell table:style-name="ce66" office:value-type="string" calcext:value-type="string">
            <text:p>TH-X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Throttle Designator Controller – Y</text:p>
          </table:table-cell>
          <table:table-cell table:style-name="ce63" office:value-type="string" calcext:value-type="string">
            <text:p>T16KTR_<text:span text:style-name="T4">TH-Y</text:span></text:p>
          </table:table-cell>
          <table:table-cell table:style-name="ce66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14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Throttle Lift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4" office:value-type="string" calcext:value-type="string">
            <text:p><text:span text:style-name="T18">T16KJG_</text:span><text:span text:style-name="T19">TH-1</text:span><text:span text:style-name="T20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3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Autopilot Attitude Hold (Macro)</text:p>
          </table:table-cell>
          <table:table-cell table:style-name="ce209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3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08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08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68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68" office:value-type="string" calcext:value-type="string">
            <text:p>Comm U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68" office:value-type="string" calcext:value-type="string">
            <text:p>Comm R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68" office:value-type="string" calcext:value-type="string">
            <text:p>Comm D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68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8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8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06" office:value-type="string" calcext:value-type="string">
            <text:p>Master ON</text:p>
          </table:table-cell>
          <table:table-cell table:style-name="ce208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4">
          <table:table-cell table:style-name="ce206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68" office:value-type="string" calcext:value-type="string">
            <text:p>ST-1 [D_M]</text:p>
          </table:table-cell>
          <table:table-cell table:number-columns-repeated="16"/>
        </table:table-row>
        <table:table-row table:style-name="ro4">
          <table:table-cell table:style-name="ce206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68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8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8" office:value-type="string" calcext:value-type="string">
            <office:annotation draw:style-name="gr2" draw:text-style-name="P2" svg:width="82.18pt" svg:height="51pt" svg:x="373.15pt" svg:y="808.41pt" draw:caption-point-x="-17.29pt" draw:caption-point-y="43.71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3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Engine Anti-Ice On</text:p>
          </table:table-cell>
          <table:table-cell table:style-name="ce208" office:value-type="string" calcext:value-type="string">
            <text:p>R_CTL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Engine Anti-Ice Off</text:p>
          </table:table-cell>
          <table:table-cell table:style-name="ce209" office:value-type="string" calcext:value-type="string">
            <text:p>R_ALT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Mode A/A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18.4pt" draw:caption-point-x="-17.29pt" draw:caption-point-y="48.93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3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ode A/G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31.24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3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3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24" office:value-type="string" calcext:value-type="string">
            <text:p><text:span text:style-name="T21">HOTAS - </text:span><text:span text:style-name="T22">Base O_D – </text:span><text:span text:style-name="T23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 table:style-name="ce208" office:value-type="string" calcext:value-type="string">
            <text:p>R_ALT z</text:p>
          </table:table-cell>
          <table:table-cell table:style-name="ce224" office:value-type="string" calcext:value-type="string">
            <text:p><text:span text:style-name="T21">HOTAS - </text:span><text:span text:style-name="T22">Base O_D – </text:span><text:span text:style-name="T23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29.35pt" svg:y="1083.17pt" draw:caption-point-x="-17.29pt" draw:caption-point-y="50.54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08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02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Waypoint Next</text:p>
          </table:table-cell>
          <table:table-cell table:style-name="ce208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(MDI Button 5)</text:p>
          </table:table-cell>
          <table:table-cell table:style-name="ce208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 1 (POSN)</text:p>
          </table:table-cell>
          <table:table-cell table:style-name="ce208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02pt" draw:caption-point-x="-17.29pt" draw:caption-point-y="43.71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UFC Keyboard Pushbuttons</text:p>
          </table:table-cell>
          <table:table-cell table:style-name="ce208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s</text:p>
          </table:table-cell>
          <table:table-cell table:style-name="ce208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CLR</text:p>
          </table:table-cell>
          <table:table-cell table:style-name="ce208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8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8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8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8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08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2.83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8" office:value-type="string" calcext:value-type="string">
            <office:annotation draw:style-name="gr12" draw:text-style-name="P2" svg:width="82.18pt" svg:height="84.08pt" svg:x="373.15pt" svg:y="1755.61pt" draw:caption-point-x="-17.29pt" draw:caption-point-y="43.71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373.15pt" svg:y="1781.21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794.02pt" draw:caption-point-x="-17.29pt" draw:caption-point-y="43.71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806.8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office:forms form:automatic-focus="false" form:apply-design-mode="false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imaging</text:p>
          </table:table-cell>
          <table:table-cell table:style-name="ce75" office:value-type="string" calcext:value-type="string">
            <text:p>L_ALT v</text:p>
          </table:table-cell>
          <table:table-cell table:style-name="ce76" office:value-type="string" calcext:value-type="string">
            <text:p>Primary U [O_D]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7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8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81" table:formula="of:=AND(ISBLANK([.$C2]);NOT(ISBLANK([.$I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hud</text:p>
          </table:table-cell>
          <table:table-cell table:style-name="ce75" office:value-type="string" calcext:value-type="string">
            <text:p>R_ALT v</text:p>
          </table:table-cell>
          <table:table-cell table:style-name="ce76" office:value-type="string" calcext:value-type="string">
            <text:p>Primary D [O_D]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79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8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81" table:formula="of:=AND(ISBLANK([.$C3]);NOT(ISBLANK([.$I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76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3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3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3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3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3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3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3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3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76" office:value-type="string" calcext:value-type="string">
            <text:p>Primary U [O_U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76" office:value-type="string" calcext:value-type="string">
            <text:p>Primary D [O_U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76" office:value-type="string" calcext:value-type="string">
            <text:p>Primary L [O_U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76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78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24">Base O_D - </text:span><text:span text:style-name="T25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24">Base O_D – </text:span><text:span text:style-name="T25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3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2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2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62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62" office:value-type="string" calcext:value-type="string">
            <text:p>Primary I_D</text:p>
          </table:table-cell>
          <table:table-cell office:value-type="string" calcext:value-type="string">
            <text:p><text:span text:style-name="T26">Variant unique buttons</text:span><text:span text:style-name="T27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2"/>
          <table:table-cell/>
        </table:table-row>
        <table:table-row table:style-name="ro1">
          <table:table-cell table:style-name="ce162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3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2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2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62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7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3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7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7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3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7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3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2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62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2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2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3" office:value-type="string" calcext:value-type="string">
            <office:annotation draw:style-name="gr14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97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81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3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81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3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81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81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81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81" office:value-type="string" calcext:value-type="string">
            <text:p>TH-1 I_D</text:p>
          </table:table-cell>
          <table:table-cell table:style-name="ce97" office:value-type="string" calcext:value-type="string">
            <text:p><text:span text:style-name="T28">Variant unique button.</text:span><text:span text:style-name="T27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776.66pt" draw:caption-point-x="-17.29pt" draw:caption-point-y="42.8pt">
              <dc:date>2020-01-30T00:00:00</dc:date>
              <text:p text:style-name="P1"><text:span text:style-name="T1">Preferably simulator only or part of a context sensitive menu 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789.4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160.67pt" draw:caption-point-x="-17.29pt" draw:caption-point-y="42.8pt">
              <dc:date>2020-02-24T00:00:00</dc:date>
              <text:p text:style-name="P1"><text:span text:style-name="T1">Internal use – panel control ONLY. Conflicts NOT expected.</text:span></text:p>
            </office:annotation>
            <text:p>PANEL</text:p>
          </table:table-cell>
          <table:table-cell office:value-type="string" calcext:value-type="string">
            <office:annotation draw:style-name="gr3" draw:text-style-name="P2" svg:width="82.18pt" svg:height="61.68pt" svg:x="825.59pt" svg:y="1160.67pt" draw:caption-point-x="-17.29pt" draw:caption-point-y="42.8pt">
              <dc:date>2020-02-24T00:00:00</dc:date>
              <text:p text:style-name="P1"><text:span text:style-name="T1">Similar functionality to Alt+Tab – previous/next window.</text:span></text:p>
            </office:annotation>
            <text:p>L_Alt L_Win Left, L_Alt L_Win Right, L_Alt Tab, L_Alt L_Shift Tab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17" draw:text-style-name="P2" svg:width="82.18pt" svg:height="72.88pt" svg:x="105.39pt" svg:y="1224.68pt" draw:caption-point-x="-17.29pt" draw:caption-point-y="42.8pt">
              <dc:date>2020-02-26T00:00:00</dc:date>
              <text:p text:style-name="P1">Assume GLOBAL conflicts may exist. Avoid GLOBAL bind if possible.</text:p>
            </office:annotation>
            <text:p>RECORDER</text:p>
          </table:table-cell>
          <table:table-cell table:style-name="ce221" office:value-type="string" calcext:value-type="string">
            <text:p>F13, L_Shift F13, F14, L_Shift F14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88.66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339.88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339.88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9" draw:text-style-name="P2" svg:width="82.18pt" svg:height="106.47pt" svg:x="105.39pt" svg:y="1352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352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3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78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78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544.66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49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50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87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50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style-name="ce87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87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50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87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office:forms form:automatic-focus="false" form:apply-design-mode="false"/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28"/>
        <table:table-column table:style-name="co6" table:default-cell-style-name="ce38"/>
        <table:table-column table:style-name="co7" table:default-cell-style-name="ce38"/>
        <table:table-column table:style-name="co7" table:default-cell-style-name="ce43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6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48" office:value-type="string" calcext:value-type="string" table:number-columns-spanned="7" table:number-rows-spanned="1">
            <text:p>Discrepancy</text:p>
          </table:table-cell>
          <table:covered-table-cell table:style-name="ce48"/>
          <table:covered-table-cell table:style-name="ce1"/>
          <table:covered-table-cell table:style-name="ce202"/>
          <table:covered-table-cell table:number-columns-repeated="3" table:style-name="ce205"/>
          <table:table-cell table:style-name="ce6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office:annotation draw:style-name="gr20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Input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9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93" table:formula="of:=AND(ISBLANK([.$E3]);NOT(ISBLANK([.$I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9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93" table:formula="of:=AND(ISBLANK([.$E4]);NOT(ISBLANK([.$I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9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93" table:formula="of:=AND(ISBLANK([.$E5]);NOT(ISBLANK([.$I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9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93" table:formula="of:=AND(ISBLANK([.$E7]);NOT(ISBLANK([.$I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9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93" table:formula="of:=AND(ISBLANK([.$E8]);NOT(ISBLANK([.$I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9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93" table:formula="of:=AND(ISBLANK([.$E11]);NOT(ISBLANK([.$I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92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93" table:formula="of:=AND(ISBLANK([.$E12]);NOT(ISBLANK([.$I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9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93" table:formula="of:=AND(ISBLANK([.$E14]);NOT(ISBLANK([.$I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9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93" table:formula="of:=AND(ISBLANK([.$E16]);NOT(ISBLANK([.$I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84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4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84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90" office:value-type="string" calcext:value-type="string">
            <text:p>T16KTR_TH<text:span text:style-name="T4">-H3R</text:span> [I_M]</text:p>
          </table:table-cell>
          <table:table-cell table:style-name="ce184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89"/>
          <table:table-cell/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92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93" table:formula="of:=AND(ISBLANK([.$E30]);NOT(ISBLANK([.$I30])))" office:value-type="boolean" office:boolean-value="true" calcext:value-type="boolean">
            <text:p>TRUE</text:p>
          </table:table-cell>
          <table:table-cell table:style-name="ce94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94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94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94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3:37:59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26T16:10:04.225000000</dc:date>
    <meta:editing-duration>P11DT13H18S</meta:editing-duration>
    <meta:editing-cycles>929</meta:editing-cycles>
    <meta:document-statistic meta:table-count="6" meta:cell-count="2221" meta:object-count="0"/>
  </office:meta>
</office:document-meta>
</file>